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PersonWithSetters.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Setters.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Setters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Setters.setAge( lo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Setter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Setters.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Setters.ConstructorPersonWithSetters( String name , long age , Date birthDate ,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PersonWithSetters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Setters.setBalance(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